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90000016AF21F636A.png" manifest:media-type="image/png"/>
  <manifest:file-entry manifest:full-path="Pictures/10000000000002ED000000EB032A17E2.png" manifest:media-type="image/png"/>
  <manifest:file-entry manifest:full-path="Pictures/100000000000025200000190648DDA32.png" manifest:media-type="image/png"/>
  <manifest:file-entry manifest:full-path="Pictures/100000000000027F0000013C04F3012A.png" manifest:media-type="image/png"/>
  <manifest:file-entry manifest:full-path="Pictures/100000000000029900000126754FA60A.png" manifest:media-type="image/png"/>
  <manifest:file-entry manifest:full-path="Pictures/10000000000002250000008B7C8C642B.png" manifest:media-type="image/png"/>
  <manifest:file-entry manifest:full-path="Pictures/100000000000027600000147665DCB66.png" manifest:media-type="image/png"/>
  <manifest:file-entry manifest:full-path="Pictures/10000000000004BB000001C5E551DB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951in" style:rel-column-width="2874*"/>
    </style:style>
    <style:style style:name="Table1.B" style:family="table-column">
      <style:table-column-properties style:column-width="2.6903in" style:rel-column-width="3876*"/>
    </style:style>
    <style:style style:name="Table1.C" style:family="table-column">
      <style:table-column-properties style:column-width="2.2396in" style:rel-column-width="322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1.9139in"/>
    </style:style>
    <style:style style:name="P1" style:family="paragraph" style:parent-style-name="Standard">
      <style:text-properties officeooo:paragraph-rsid="00117a9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style-name="fr1" draw:name="Image2" text:anchor-type="char" svg:width="1.8291in" svg:height="1.2709in" draw:z-index="1"><draw:image xlink:href="Pictures/10000000000002090000016AF21F636A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1" draw:name="Image1" text:anchor-type="char" svg:width="2.5252in" svg:height="1.1161in" draw:z-index="0"><draw:image xlink:href="Pictures/100000000000029900000126754FA60A.png" xlink:type="simple" xlink:show="embed" xlink:actuate="onLoad" draw:mime-type="image/png"/></draw:frame></text:p>
          </table:table-cell>
          <table:table-cell table:style-name="Table1.C1" office:value-type="string">
            <text:p text:style-name="Table_20_Contents"><draw:frame draw:style-name="fr2" draw:name="Image3" text:anchor-type="char" svg:width="2.0327in" svg:height="1.0047in" draw:z-index="2"><draw:image xlink:href="Pictures/100000000000027F0000013C04F3012A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5" text:anchor-type="char" svg:width="1.4299in" svg:height="0.3626in" draw:z-index="4"><draw:image xlink:href="Pictures/10000000000002250000008B7C8C642B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><draw:frame draw:style-name="fr2" draw:name="Image4" text:anchor-type="char" svg:width="2.3882in" svg:height="1.239in" draw:z-index="3"><draw:image xlink:href="Pictures/100000000000027600000147665DCB66.png" xlink:type="simple" xlink:show="embed" xlink:actuate="onLoad" draw:mime-type="image/png"/></draw:frame></text:p>
          </table:table-cell>
          <table:table-cell table:style-name="Table1.C2" office:value-type="string">
            <text:p text:style-name="Table_20_Contents"><draw:frame draw:style-name="fr2" draw:name="Image6" text:anchor-type="char" svg:width="2.002in" svg:height="1.3472in" draw:z-index="5"><draw:image xlink:href="Pictures/100000000000025200000190648DDA32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frame draw:style-name="fr2" draw:name="Image7" text:anchor-type="char" svg:width="2.2362in" svg:height="0.702in" draw:z-index="6"><draw:image xlink:href="Pictures/10000000000002ED000000EB032A17E2.png" xlink:type="simple" xlink:show="embed" xlink:actuate="onLoad" draw:mime-type="image/png"/></draw:frame>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4">
          <table:table-cell table:style-name="Table1.C2" table:number-columns-spanned="3" office:value-type="string">
            <text:p text:style-name="Table_20_Contents"><draw:frame draw:style-name="fr2" draw:name="Image8" text:anchor-type="char" svg:width="4.2409in" svg:height="1.5854in" draw:z-index="7"><draw:image xlink:href="Pictures/10000000000004BB000001C5E551DBFC.png" xlink:type="simple" xlink:show="embed" xlink:actuate="onLoad" draw:mime-type="image/png"/></draw:frame>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20:35:23.629472400</meta:creation-date>
    <dc:date>2025-06-30T21:02:18.609185100</dc:date>
    <meta:editing-duration>PT1M23S</meta:editing-duration>
    <meta:editing-cycles>1</meta:editing-cycles>
    <meta:document-statistic meta:table-count="1" meta:image-count="8" meta:object-count="0" meta:page-count="1" meta:paragraph-count="0" meta:word-count="0" meta:character-count="0" meta:non-whitespace-character-count="0"/>
    <meta:generator>LibreOffice/25.2.2.2$Windows_X86_64 LibreOffice_project/7370d4be9e3cf6031a51beef54ff3bda878e3fac</meta:generator>
  </office:meta>
</office:document-meta>
</file>